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9693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2.4618in" fo:margin-right="0in" fo:text-indent="0in" style:auto-text-indent="false"/>
      <style:text-properties fo:font-size="14pt" fo:font-weight="bold" officeooo:paragraph-rsid="00082293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structures from user input</text:p>
      <text:p text:style-name="Standard"/>
      <text:p text:style-name="P3">Use an array of structures</text:p>
      <text:p text:style-name="Text_20_body"/>
      <text:p text:style-name="P4">We will now learn about arrays of structures. Because a structure is just like another variable, you can have arrays of them.</text:p>
      <text:p text:style-name="P2">#include &lt;stdio.h&gt;</text:p>
      <text:p text:style-name="P2">struct point{</text:p>
      <text:p text:style-name="P2"><text:s text:c="4"/>int x;</text:p>
      <text:p text:style-name="P2"><text:s text:c="4"/>int y;</text:p>
      <text:p text:style-name="P2">};</text:p>
      <text:p text:style-name="P2">void printPoint(struct point pt);</text:p>
      <text:p text:style-name="P2">void readPoint(struct point * ptr);</text:p>
      <text:p text:style-name="P2">void printTriangle(struct point *ptr);</text:p>
      <text:p text:style-name="P2">int main(void) {</text:p>
      <text:p text:style-name="P2"><text:s text:c="4"/>//! showMemory(start=65520)</text:p>
      <text:p text:style-name="P2"><text:s text:c="4"/>struct point triangle[3];</text:p>
      <text:p text:style-name="P2"><text:s text:c="4"/>int i;</text:p>
      <text:p text:style-name="P2"><text:s text:c="4"/>for (i=0; i&lt;3; i++){</text:p>
      <text:p text:style-name="P2"><text:s text:c="8"/>readPoint(&amp;triangle[i]);</text:p>
      <text:p text:style-name="P2"><text:s text:c="4"/>}</text:p>
      <text:p text:style-name="P2"><text:s text:c="4"/>printTriangle(triangle);</text:p>
      <text:p text:style-name="P2"><text:tab/>return 0;</text:p>
      <text:p text:style-name="P2">}</text:p>
      <text:p text:style-name="P2"/>
      <text:p text:style-name="P2">void readPoint(struct point * ptr) {</text:p>
      <text:p text:style-name="P2"><text:s text:c="4"/>printf("\nEnter a new point: \n");</text:p>
      <text:p text:style-name="P2"><text:s text:c="4"/>printf("x-coordinate: ");</text:p>
      <text:p text:style-name="P2"><text:s text:c="4"/>scanf("%d", &amp;ptr-&gt;x);</text:p>
      <text:p text:style-name="P2"><text:s text:c="4"/>printf("y-coordinate: ");</text:p>
      <text:p text:style-name="P2"><text:s text:c="4"/>scanf("%d", &amp;ptr-&gt;y);</text:p>
      <text:p text:style-name="P2">}</text:p>
      <text:p text:style-name="P2"/>
      <text:p text:style-name="P2">void printTriangle(struct point *ptr) {</text:p>
      <text:p text:style-name="P2"><text:s text:c="4"/>int i;</text:p>
      <text:p text:style-name="P2"><text:s text:c="4"/>for (i=0; i&lt;3; i++) {</text:p>
      <text:p text:style-name="P2"><text:s text:c="8"/>printPoint(ptr[i]);</text:p>
      <text:p text:style-name="P2"><text:s text:c="4"/>}</text:p>
      <text:p text:style-name="P2">}</text:p>
      <text:p text:style-name="P2"/>
      <text:p text:style-name="P2">void printPoint(struct point pt){</text:p>
      <text:p text:style-name="P2"><text:s text:c="4"/>printf("(%d, %d)\n", pt.x, pt.y);</text:p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20:57:11.728615106</meta:creation-date>
    <dc:date>2019-04-20T22:19:05.266269606</dc:date>
    <meta:editing-duration>PT31M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118" meta:character-count="890" meta:non-whitespace-character-count="724"/>
  </office:meta>
</office:document-meta>
</file>